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8000001AA6F02D0A99A808AB1.png" manifest:media-type="image/png"/>
  <manifest:file-entry manifest:full-path="Pictures/1000020100000144000001770A99A81845AA39A5.png" manifest:media-type="image/png"/>
  <manifest:file-entry manifest:full-path="Pictures/10000201000001500000017CC893B1D23569E8E8.png" manifest:media-type="image/png"/>
  <manifest:file-entry manifest:full-path="Pictures/1000020100000147000001A63370F8148FC1591D.png" manifest:media-type="image/png"/>
  <manifest:file-entry manifest:full-path="Pictures/100002010000014800000177A3B99C6C58705BB8.png" manifest:media-type="image/png"/>
  <manifest:file-entry manifest:full-path="Pictures/10000201000001450000018AEC37EDBFAC12E90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utan_20_fyllning_20_och_20_utan_20_linjer">
      <style:graphic-properties draw:stroke="solid" svg:stroke-color="#3465a4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cm" svg:height="10cm" svg:x="1.7cm" svg:y="1.7cm">
          <draw:image xlink:href="Pictures/10000201000001500000017CC893B1D23569E8E8.png" xlink:type="simple" xlink:show="embed" xlink:actuate="onLoad" loext:mime-type="image/png">
            <text:p/>
          </draw:image>
        </draw:frame>
        <draw:frame draw:style-name="gr1" draw:text-style-name="P1" draw:layer="layout" svg:width="9cm" svg:height="10cm" svg:x="2.7cm" svg:y="2.7cm">
          <draw:image xlink:href="Pictures/10000201000001450000018AEC37EDBFAC12E909.png" xlink:type="simple" xlink:show="embed" xlink:actuate="onLoad" loext:mime-type="image/png">
            <text:p/>
          </draw:image>
        </draw:frame>
        <draw:frame draw:style-name="gr1" draw:text-style-name="P1" draw:layer="layout" svg:width="9cm" svg:height="10cm" svg:x="3.7cm" svg:y="3.7cm">
          <draw:image xlink:href="Pictures/1000020100000144000001770A99A81845AA39A5.png" xlink:type="simple" xlink:show="embed" xlink:actuate="onLoad" loext:mime-type="image/png">
            <text:p/>
          </draw:image>
        </draw:frame>
        <draw:frame draw:style-name="gr1" draw:text-style-name="P1" draw:layer="layout" svg:width="9cm" svg:height="10cm" svg:x="4.7cm" svg:y="4.7cm">
          <draw:image xlink:href="Pictures/1000020100000148000001AA6F02D0A99A808AB1.png" xlink:type="simple" xlink:show="embed" xlink:actuate="onLoad" loext:mime-type="image/png">
            <text:p/>
          </draw:image>
        </draw:frame>
        <draw:frame draw:style-name="gr1" draw:text-style-name="P1" draw:layer="layout" svg:width="9cm" svg:height="10.01cm" svg:x="5.7cm" svg:y="5.7cm">
          <draw:image xlink:href="Pictures/100002010000014800000177A3B99C6C58705BB8.png" xlink:type="simple" xlink:show="embed" xlink:actuate="onLoad" loext:mime-type="image/png">
            <text:p/>
          </draw:image>
        </draw:frame>
        <draw:frame draw:style-name="gr1" draw:text-style-name="P1" draw:layer="layout" svg:width="9cm" svg:height="10cm" svg:x="6.7cm" svg:y="6.7cm">
          <draw:image xlink:href="Pictures/1000020100000147000001A63370F8148FC1591D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1T18:27:37.446000000</meta:creation-date>
    <dc:date>2018-12-01T18:35:53.565000000</dc:date>
    <meta:editing-duration>PT8M17S</meta:editing-duration>
    <meta:editing-cycles>1</meta:editing-cycles>
    <meta:document-statistic meta:object-count="6"/>
    <meta:generator>LibreOffice/6.1.1.2$Windows_X86_64 LibreOffice_project/5d19a1bfa650b796764388cd8b33a5af1f5baa1b</meta:generator>
  </office:meta>
</office:document-meta>
</file>